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 1" table:style-name="ta1">
        <table:shapes>
          <draw:frame draw:z-index="0" draw:style-name="gr1" draw:text-style-name="P1" svg:width="6.298in" svg:height="3.5449in" svg:x="8.0106in" svg:y="0.7531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U_diode, V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U_diode, V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U_diode, V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I_sol, A</text:p>
          </table:table-cell>
          <table:table-cell office:value-type="string" calcext:value-type="string">
            <text:p>I_diod, mA</text:p>
          </table:table-cell>
          <table:table-cell office:value-type="string" calcext:value-type="string">
            <text:p>B, T</text:p>
          </table:table-cell>
          <table:table-cell office:value-type="string" calcext:value-type="string">
            <text:p>I_sol, A</text:p>
          </table:table-cell>
          <table:table-cell office:value-type="string" calcext:value-type="string">
            <text:p>I_diod, mA</text:p>
          </table:table-cell>
          <table:table-cell/>
          <table:table-cell office:value-type="string" calcext:value-type="string">
            <text:p>I_sol, A</text:p>
          </table:table-cell>
          <table:table-cell office:value-type="string" calcext:value-type="string">
            <text:p>I_diod, mA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6.2" calcext:value-type="float">
            <text:p>6.2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.9" calcext:value-type="float">
            <text:p>2.9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table:number-columns-repeated="6"/>
        </table:table-row>
      </table:table>
      <table:table table:name="zad 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_diode, V</text:p>
          </table:table-cell>
          <table:table-cell office:value-type="string" calcext:value-type="string">
            <text:p>I_skr, mA</text:p>
          </table:table-cell>
          <table:table-cell office:value-type="string" calcext:value-type="string">
            <text:p>B, 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table:formula="of:=0.03*[.B2]/1000" office:value-type="float" office:value="0.0000159" calcext:value-type="float">
            <text:p>0.0000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83" calcext:value-type="float">
            <text:p>4.83</text:p>
          </table:table-cell>
          <table:table-cell table:formula="of:=0.03*[.B3]/1000" office:value-type="float" office:value="0.0001449" calcext:value-type="float">
            <text:p>0.00014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0.03*[.B4]/1000" office:value-type="float" office:value="0.00021" calcext:value-type="float">
            <text:p>0.000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9" calcext:value-type="float">
            <text:p>7.9</text:p>
          </table:table-cell>
          <table:table-cell table:formula="of:=0.03*[.B5]/1000" office:value-type="float" office:value="0.000237" calcext:value-type="float">
            <text:p>0.0002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5" calcext:value-type="float">
            <text:p>8.5</text:p>
          </table:table-cell>
          <table:table-cell table:formula="of:=0.03*[.B6]/1000" office:value-type="float" office:value="0.000255" calcext:value-type="float">
            <text:p>0.0002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4" calcext:value-type="float">
            <text:p>10.4</text:p>
          </table:table-cell>
          <table:table-cell table:formula="of:=0.03*[.B7]/1000" office:value-type="float" office:value="0.000312" calcext:value-type="float">
            <text:p>0.0003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.5" calcext:value-type="float">
            <text:p>12.5</text:p>
          </table:table-cell>
          <table:table-cell table:formula="of:=0.03*[.B8]/1000" office:value-type="float" office:value="0.000375" calcext:value-type="float">
            <text:p>0.0003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2" calcext:value-type="float">
            <text:p>13.2</text:p>
          </table:table-cell>
          <table:table-cell table:formula="of:=0.03*[.B9]/1000" office:value-type="float" office:value="0.000396" calcext:value-type="float">
            <text:p>0.0003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6:39:46.466273448</meta:creation-date>
    <meta:generator>LibreOffice/7.3.7.2$Linux_X86_64 LibreOffice_project/30$Build-2</meta:generator>
    <dc:date>2022-12-19T22:14:43.499610038</dc:date>
    <meta:editing-duration>PT26M28S</meta:editing-duration>
    <meta:editing-cycles>5</meta:editing-cycles>
    <meta:document-statistic meta:table-count="2" meta:cell-count="16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0cm" svg:y="0cm" style:legend-expansion="high" chart:style-name="ch2"/>
        <chart:plot-area chart:style-name="ch3" svg:x="0.319cm" svg:y="0.18cm" svg:width="15.15cm" svg:height="8.645cm">
          <chart:coordinate-region svg:x="0.94cm" svg:y="0.38cm" svg:width="14.342cm" svg:height="7.798cm"/>
          <chart:axis chart:dimension="x" chart:name="primary-x" chart:style-name="ch4"/>
          <chart:axis chart:dimension="y" chart:name="primary-y" chart:style-name="ch5"/>
          <chart:series chart:style-name="ch6" chart:values-cell-range-address="" chart:class="chart:scatter">
            <chart:data-point/>
          </chart:series>
          <chart:series chart:style-name="ch7" chart:values-cell-range-address="" chart:class="chart:scatte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